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vertical-align="middle"/>
    </style:style>
    <style:style style:name="gr2" style:family="graphic" style:parent-style-name="standard">
      <style:graphic-properties svg:stroke-color="#000000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auto-grow-height="false" draw:auto-grow-width="false" fo:min-height="0.714cm"/>
    </style:style>
    <style:style style:name="gr4" style:family="graphic" style:parent-style-name="standard">
      <style:graphic-properties draw:stroke="none" svg:stroke-color="#000000" draw:fill="none" draw:auto-grow-height="false" fo:min-height="0.814cm"/>
    </style:style>
    <style:style style:name="gr5" style:family="graphic" style:parent-style-name="standard">
      <style:graphic-properties draw:stroke="none" svg:stroke-color="#000000" draw:fill="none" draw:auto-grow-height="false" fo:min-height="0.914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fo:min-height="0.949cm"/>
    </style:style>
    <style:style style:name="gr9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35cm" svg:stroke-color="#000000" draw:marker-start-width="0.252cm" draw:fill-color="#b2b2b2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28cm" svg:stroke-color="#000000" draw:marker-start-width="0.242cm" draw:marker-end="Arrow" draw:marker-end-width="0.29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fill="none" draw:opacity="100%" draw:opacity-name="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fo:min-height="0.793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opacity="100%" draw:opacity-name="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fo:min-height="1.188cm"/>
    </style:style>
    <style:style style:name="gr18" style:family="graphic" style:parent-style-name="standard">
      <style:graphic-properties draw:stroke="none" svg:stroke-color="#000000" draw:fill="none" fo:min-height="0.995cm"/>
    </style:style>
    <style:style style:name="gr19" style:family="graphic" style:parent-style-name="standard">
      <style:graphic-properties draw:stroke="none" svg:stroke-color="#000000" draw:fill="none" fo:min-height="1.83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0pt"/>
    </style:style>
    <style:style style:name="P8" style:family="paragraph">
      <style:paragraph-properties fo:text-align="center"/>
      <style:text-properties fo:font-size="20pt" style:font-size-asian="16pt" style:font-size-complex="16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7.242cm" svg:height="2.033cm" svg:x="12.861cm" svg:y="13.619cm">
          <text:p text:style-name="P1"><text:span text:style-name="T1">What affect ridership?</text:span></text:p>
        </draw:rect>
        <draw:rect draw:style-name="gr1" draw:text-style-name="P2" xml:id="id3" draw:id="id3" draw:layer="layout" svg:width="5.483cm" svg:height="2.034cm" svg:x="13.741cm" svg:y="17.328cm">
          <text:p text:style-name="P1"><text:span text:style-name="T1">Catchment area</text:span></text:p>
        </draw:rect>
        <draw:g>
          <draw:rect draw:style-name="gr2" draw:text-style-name="P4" draw:layer="layout" svg:width="7.242cm" svg:height="1.915cm" svg:x="23.051cm" svg:y="6.442cm">
            <text:p text:style-name="P3"><text:span text:style-name="T1">Urbanization</text:span></text:p>
          </draw:rect>
          <draw:rect draw:style-name="gr2" draw:text-style-name="P4" draw:layer="layout" svg:width="7.242cm" svg:height="1.912cm" svg:x="23.051cm" svg:y="9.193cm">
            <text:p text:style-name="P3"><text:span text:style-name="T1">Sustainability</text:span></text:p>
          </draw:rect>
          <draw:rect draw:style-name="gr2" draw:text-style-name="P4" draw:layer="layout" svg:width="7.242cm" svg:height="1.913cm" svg:x="23.051cm" svg:y="11.825cm">
            <text:p text:style-name="P3"><text:span text:style-name="T1">Public transit</text:span></text:p>
          </draw:rect>
          <draw:frame draw:style-name="gr3" draw:text-style-name="P5" draw:layer="layout" svg:width="4.655cm" svg:height="1.196cm" svg:x="31.171cm" svg:y="12.183cm">
            <draw:text-box>
              <text:p><text:span text:style-name="T1">Measure</text:span></text:p>
            </draw:text-box>
          </draw:frame>
          <draw:frame draw:style-name="gr4" draw:text-style-name="P5" draw:layer="layout" svg:width="4.655cm" svg:height="1.197cm" svg:x="31.171cm" svg:y="9.551cm">
            <draw:text-box>
              <text:p><text:span text:style-name="T1">Requirement</text:span></text:p>
            </draw:text-box>
          </draw:frame>
          <draw:frame draw:style-name="gr5" draw:text-style-name="P7" draw:layer="layout" svg:width="4.655cm" svg:height="1.196cm" svg:x="31.171cm" svg:y="6.801cm">
            <draw:text-box>
              <text:p text:style-name="P6"><text:span text:style-name="T1">Background</text:span></text:p>
            </draw:text-box>
          </draw:frame>
          <draw:rect draw:style-name="gr6" draw:text-style-name="P2" draw:layer="layout" svg:width="13.6cm" svg:height="8.253cm" svg:x="22.4cm" svg:y="5.964cm">
            <text:p/>
          </draw:rect>
        </draw:g>
        <draw:custom-shape draw:style-name="gr7" draw:text-style-name="P2" xml:id="id9" draw:id="id9" draw:layer="layout" svg:width="4.077cm" svg:height="4.615cm" svg:x="27.3cm" svg:y="22.493cm">
          <text:p text:style-name="P1"><text:span text:style-name="T1">Census</text:span></text:p>
          <text:p text:style-name="P1"><text:span text:style-name="T1">data-set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2" draw:layer="layout" svg:width="4.417cm" svg:height="1.199cm" svg:x="22.92cm" svg:y="23.908cm">
          <draw:text-box>
            <text:p text:style-name="P1"><text:span text:style-name="T1">Extract</text:span></text:p>
          </draw:text-box>
        </draw:frame>
        <draw:rect draw:style-name="gr1" draw:text-style-name="P2" xml:id="id6" draw:id="id6" draw:layer="layout" svg:width="6.001cm" svg:height="2.034cm" svg:x="13.48cm" svg:y="36.466cm">
          <text:p text:style-name="P1"><text:span text:style-name="T1">Summary for </text:span></text:p>
          <text:p text:style-name="P1"><text:span text:style-name="T1">determinants</text:span></text:p>
        </draw:rect>
        <draw:connector draw:style-name="gr9" draw:text-style-name="P2" draw:layer="layout" svg:x1="16.482cm" svg:y1="11.287cm" svg:x2="16.482cm" svg:y2="13.619cm" draw:start-shape="id1" draw:start-glue-point="6" draw:end-shape="id2" draw:end-glue-point="0" svg:d="M16482 11287v2332">
          <text:p/>
        </draw:connector>
        <draw:connector draw:style-name="gr9" draw:text-style-name="P2" draw:layer="layout" svg:x1="16.482cm" svg:y1="15.652cm" svg:x2="16.482cm" svg:y2="17.328cm" draw:start-shape="id2" draw:start-glue-point="2" draw:end-shape="id3" svg:d="M16482 15652v1676">
          <text:p/>
        </draw:connector>
        <draw:connector draw:style-name="gr9" draw:text-style-name="P2" draw:layer="layout" svg:x1="16.482cm" svg:y1="19.362cm" svg:x2="16.482cm" svg:y2="23.128cm" draw:start-shape="id3" draw:start-glue-point="2" draw:end-shape="id4" draw:end-glue-point="0" svg:d="M16482 19362v3766">
          <text:p/>
        </draw:connector>
        <draw:connector draw:style-name="gr9" draw:text-style-name="P2" draw:layer="layout" svg:x1="16.482cm" svg:y1="32.759cm" svg:x2="16.48cm" svg:y2="36.466cm" draw:start-shape="id5" draw:start-glue-point="2" draw:end-shape="id6" draw:end-glue-point="0" svg:d="M16482 32759v1854h-2v1853">
          <text:p/>
        </draw:connector>
        <draw:connector draw:style-name="gr9" draw:text-style-name="P2" draw:layer="layout" draw:line-skew="0.664cm" svg:x1="34.939cm" svg:y1="22.493cm" svg:x2="32.505cm" svg:y2="19.18cm" draw:start-shape="id7" draw:start-glue-point="5" draw:end-shape="id8" draw:end-glue-point="2" svg:d="M34939 22493v-984h-2434v-2329">
          <text:p/>
        </draw:connector>
        <draw:rect draw:style-name="gr1" draw:text-style-name="P2" xml:id="id5" draw:id="id5" draw:layer="layout" svg:width="5.483cm" svg:height="2.033cm" svg:x="13.741cm" svg:y="30.726cm">
          <text:p text:style-name="P1"><text:span text:style-name="T1">Determinants</text:span></text:p>
          <text:p text:style-name="P1"><text:span text:style-name="T1">on ridership</text:span></text:p>
        </draw:rect>
        <draw:connector draw:style-name="gr9" draw:text-style-name="P2" draw:layer="layout" svg:x1="16.482cm" svg:y1="27.317cm" svg:x2="16.482cm" svg:y2="30.726cm" draw:start-shape="id4" draw:start-glue-point="2" draw:end-shape="id5" draw:end-glue-point="0" svg:d="M16482 27317v3409">
          <text:p/>
        </draw:connector>
        <draw:connector draw:style-name="gr9" draw:text-style-name="P2" draw:layer="layout" svg:x1="27.3cm" svg:y1="24.801cm" svg:x2="22.586cm" svg:y2="24.8cm" draw:start-shape="id9" draw:start-glue-point="6" draw:end-shape="id10" draw:end-glue-point="1" svg:d="M27300 24801h-2357v-1h-2357">
          <text:p/>
        </draw:connector>
        <draw:g>
          <draw:rect draw:style-name="gr10" draw:text-style-name="P8" xml:id="id11" draw:id="id11" draw:layer="layout" svg:width="5.483cm" svg:height="2.033cm" svg:x="22.586cm" svg:y="17.147cm">
            <text:p text:style-name="P1"><text:span text:style-name="T1">Walking duration</text:span></text:p>
            <text:p text:style-name="P1"><text:span text:style-name="T1">to transit station</text:span></text:p>
          </draw:rect>
          <draw:rect draw:style-name="gr10" draw:text-style-name="P2" xml:id="id8" draw:id="id8" draw:layer="layout" svg:width="6.39cm" svg:height="2.033cm" svg:x="29.31cm" svg:y="17.147cm">
            <text:p text:style-name="P1"><text:span text:style-name="T1">Traveler's personal</text:span></text:p>
            <text:p text:style-name="P1"><text:span text:style-name="T1">attributes</text:span></text:p>
          </draw:rect>
          <draw:connector draw:style-name="gr11" draw:text-style-name="P2" draw:layer="layout" svg:x1="29.31cm" svg:y1="18.163cm" svg:x2="28.069cm" svg:y2="18.163cm" draw:start-shape="id8" draw:start-glue-point="3" draw:end-shape="id11" draw:end-glue-point="1" svg:d="M29310 18163h-1241">
            <text:p/>
          </draw:connector>
          <draw:rect draw:style-name="gr12" draw:text-style-name="P2" draw:layer="layout" svg:width="14.435cm" svg:height="3.59cm" svg:x="21.965cm" svg:y="16.489cm">
            <text:p/>
          </draw:rect>
        </draw:g>
        <draw:custom-shape draw:style-name="gr13" draw:text-style-name="P2" draw:layer="layout" svg:width="1.553cm" svg:height="0.839cm" svg:x="20.207cm" svg:y="9.6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551cm" svg:height="0.84cm" svg:x="19.897cm" svg:y="17.92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" draw:layer="layout" svg:width="4.417cm" svg:height="1.043cm" svg:x="31.6cm" svg:y="20.5cm">
          <draw:text-box>
            <text:p text:style-name="P1"><text:span text:style-name="T1">Extract</text:span></text:p>
          </draw:text-box>
        </draw:frame>
        <draw:custom-shape draw:style-name="gr13" draw:text-style-name="P2" draw:layer="layout" svg:width="1.55cm" svg:height="0.841cm" svg:x="19.69cm" svg:y="31.32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xml:id="id10" draw:id="id10" draw:layer="layout" svg:width="5.482cm" svg:height="2.034cm" svg:x="17.104cm" svg:y="23.783cm">
          <text:p text:style-name="P1"><text:span text:style-name="T1">Influencing</text:span></text:p>
          <text:p text:style-name="P1"><text:span text:style-name="T1">factors</text:span></text:p>
        </draw:rect>
        <draw:rect draw:style-name="gr1" draw:text-style-name="P2" xml:id="id12" draw:id="id12" draw:layer="layout" svg:width="5.481cm" svg:height="2.034cm" svg:x="9.966cm" svg:y="23.783cm">
          <text:p text:style-name="P1"><text:span text:style-name="T1">Ridership</text:span></text:p>
        </draw:rect>
        <draw:connector draw:style-name="gr15" draw:text-style-name="P2" draw:layer="layout" svg:x1="17.104cm" svg:y1="24.8cm" svg:x2="15.447cm" svg:y2="24.8cm" draw:start-shape="id10" draw:start-glue-point="3" draw:end-shape="id12" draw:end-glue-point="1" svg:d="M17104 24800h-1657">
          <text:p/>
        </draw:connector>
        <draw:frame draw:style-name="gr8" draw:text-style-name="P2" draw:layer="layout" svg:width="4.418cm" svg:height="1.199cm" svg:x="14.098cm" svg:y="26.067cm">
          <draw:text-box>
            <text:p text:style-name="P1"><text:span text:style-name="T1">Relationship</text:span></text:p>
          </draw:text-box>
        </draw:frame>
        <draw:rect draw:style-name="gr16" draw:text-style-name="P2" xml:id="id4" draw:id="id4" draw:layer="layout" svg:width="14.069cm" svg:height="4.189cm" svg:x="9.448cm" svg:y="23.128cm">
          <text:p/>
        </draw:rect>
        <draw:g>
          <draw:rect draw:style-name="gr2" draw:text-style-name="P2" xml:id="id14" draw:id="id14" draw:layer="layout" svg:width="5.068cm" svg:height="2.036cm" svg:x="22.397cm" svg:y="33.191cm">
            <text:p text:style-name="P1"><text:span text:style-name="T1">Station level</text:span></text:p>
          </draw:rect>
          <draw:rect draw:style-name="gr2" draw:text-style-name="P2" xml:id="id15" draw:id="id15" draw:layer="layout" svg:width="6.841cm" svg:height="2.035cm" svg:x="30.02cm" svg:y="33.19cm">
            <text:p text:style-name="P1"><text:span text:style-name="T1">Station-to-station</text:span></text:p>
            <text:p text:style-name="P1"><text:span text:style-name="T1">level</text:span></text:p>
          </draw:rect>
          <draw:rect draw:style-name="gr6" draw:text-style-name="P2" draw:layer="layout" svg:width="15.826cm" svg:height="7.895cm" svg:x="21.551cm" svg:y="29.05cm">
            <text:p/>
          </draw:rect>
          <draw:rect draw:style-name="gr2" draw:text-style-name="P2" xml:id="id13" draw:id="id13" draw:layer="layout" svg:width="5.484cm" svg:height="2.033cm" svg:x="22.189cm" svg:y="29.723cm">
            <text:p text:style-name="P1"><text:span text:style-name="T1">Preliminary</text:span></text:p>
            <text:p text:style-name="P1"><text:span text:style-name="T1">study</text:span></text:p>
          </draw:rect>
          <draw:connector draw:style-name="gr9" draw:text-style-name="P2" draw:layer="layout" svg:x1="24.931cm" svg:y1="31.756cm" svg:x2="24.931cm" svg:y2="33.191cm" draw:start-shape="id13" draw:start-glue-point="2" draw:end-shape="id14" draw:end-glue-point="0" svg:d="M24931 31756v1435">
            <text:p/>
          </draw:connector>
          <draw:connector draw:style-name="gr9" draw:text-style-name="P2" draw:layer="layout" svg:x1="27.465cm" svg:y1="34.209cm" svg:x2="30.02cm" svg:y2="34.207cm" draw:start-shape="id14" draw:start-glue-point="1" draw:end-shape="id15" svg:d="M27465 34209h1278v-2h1277">
            <text:p/>
          </draw:connector>
          <draw:frame draw:style-name="gr17" draw:text-style-name="P2" draw:layer="layout" svg:width="4.6cm" svg:height="1.438cm" svg:x="27.4cm" svg:y="30.162cm">
            <draw:text-box>
              <text:p text:style-name="P1"><text:span text:style-name="T1">Chapter 3</text:span></text:p>
            </draw:text-box>
          </draw:frame>
          <draw:frame draw:style-name="gr18" draw:text-style-name="P2" draw:layer="layout" svg:width="5.1cm" svg:height="1.245cm" svg:x="22.4cm" svg:y="35.555cm">
            <draw:text-box>
              <text:p text:style-name="P1"><text:span text:style-name="T1">Chapter 4</text:span></text:p>
            </draw:text-box>
          </draw:frame>
          <draw:frame draw:style-name="gr19" draw:text-style-name="P2" draw:layer="layout" svg:width="6.7cm" svg:height="2.085cm" svg:x="30.1cm" svg:y="35.555cm">
            <draw:text-box>
              <text:p text:style-name="P1"><text:span text:style-name="T1">Chapter 5</text:span></text:p>
            </draw:text-box>
          </draw:frame>
        </draw:g>
        <draw:custom-shape draw:style-name="gr7" draw:text-style-name="P2" xml:id="id1" draw:id="id1" draw:layer="layout" svg:width="5.792cm" svg:height="2.393cm" svg:x="13.586cm" svg:y="8.894cm">
          <text:p text:style-name="P1"><text:span text:style-name="T1">Source of </text:span></text:p>
          <text:p text:style-name="P1"><text:span text:style-name="T1">problem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7" draw:layer="layout" svg:width="4.344cm" svg:height="2.03cm" svg:x="8cm" svg:y="9.075cm">
          <text:p text:style-name="P6"><text:span text:style-name="T1">Chapter 1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7" draw:layer="layout" svg:width="4.344cm" svg:height="2.034cm" svg:x="8cm" svg:y="17.328cm">
          <text:p text:style-name="P6"><text:span text:style-name="T1">Chapter 2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7" draw:layer="layout" svg:width="4.344cm" svg:height="2.033cm" svg:x="8cm" svg:y="30.705cm">
          <text:p text:style-name="P6"><text:span text:style-name="T1">Chapter 3-5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7" draw:layer="layout" svg:width="4.344cm" svg:height="2.034cm" svg:x="8cm" svg:y="36.466cm">
          <text:p text:style-name="P6"><text:span text:style-name="T1">Chapter 6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4" xml:id="id7" draw:id="id7" draw:layer="layout" svg:width="4.077cm" svg:height="4.615cm" svg:x="32.9cm" svg:y="22.493cm">
          <text:p text:style-name="P3"><text:span text:style-name="T1">Person trip</text:span></text:p>
          <text:p text:style-name="P3"><text:span text:style-name="T1">survey </text:span></text:p>
          <text:p text:style-name="P3"><text:span text:style-name="T1">data-set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 Chen</meta:initial-creator>
    <meta:creation-date>2018-11-06T16:18:46.70</meta:creation-date>
    <meta:generator>OpenOffice/4.1.5$Win32 OpenOffice.org_project/415m1$Build-9789</meta:generator>
    <dc:date>2018-11-07T15:29:27.12</dc:date>
    <dc:creator>Qi Chen</dc:creator>
    <meta:editing-duration>PT3H2M32S</meta:editing-duration>
    <meta:editing-cycles>40</meta:editing-cycles>
    <meta:document-statistic meta:object-count="51"/>
  </office:meta>
</office:document-meta>
</file>